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612124173776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612129123952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612129338544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612129339136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61212933972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12129340352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612129341008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6121293416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12129342368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612129342992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61212934361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12129344320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61212934502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12129345728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61212934643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612129347136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612129347840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6121293490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12129349792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61212935049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6121293512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1212935196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61212935270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6121293534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1212935417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61212935491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 table:style-name="TableLine94612129318944"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 table:style-name="TableLine94612129366672">
          <table:table-cell table:style-name="Table1.A2" office:value-type="string">
            <text:p text:style-name="P2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612129367440"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 table:style-name="TableLine94612129367936"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 table:style-name="TableLine94612129368528"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 table:style-name="TableLine94612129369072"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4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<text:s text:c="2"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612124172640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12134616256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12134618608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12134619984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612134625488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612134630832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12134633136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0-26T01:06:50.438929302</dc:date>
    <meta:editing-duration>P1DT1H46M37S</meta:editing-duration>
    <meta:editing-cycles>190</meta:editing-cycles>
    <meta:document-statistic meta:table-count="3" meta:image-count="0" meta:object-count="0" meta:page-count="3" meta:paragraph-count="121" meta:word-count="811" meta:character-count="4070" meta:non-whitespace-character-count="3798"/>
  </office:meta>
</office:document-meta>
</file>